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99f96" officeooo:paragraph-rsid="00199f96"/>
    </style:style>
    <style:style style:name="P2" style:family="paragraph" style:parent-style-name="Standard" style:list-style-name="L1">
      <style:text-properties officeooo:rsid="00199f96" officeooo:paragraph-rsid="00199f96"/>
    </style:style>
    <style:style style:name="P3" style:family="paragraph" style:parent-style-name="Standard" style:list-style-name="L1">
      <style:text-properties officeooo:rsid="00199f96" officeooo:paragraph-rsid="001ad7c7"/>
    </style:style>
    <style:style style:name="P4" style:family="paragraph" style:parent-style-name="Standard" style:list-style-name="L1">
      <style:text-properties officeooo:rsid="001ad7c7" officeooo:paragraph-rsid="001ad7c7"/>
    </style:style>
    <style:style style:name="P5" style:family="paragraph" style:parent-style-name="Standard" style:list-style-name="L1">
      <style:text-properties officeooo:rsid="001b78c6" officeooo:paragraph-rsid="001b78c6"/>
    </style:style>
    <style:style style:name="P6" style:family="paragraph" style:parent-style-name="Standard">
      <style:text-properties officeooo:rsid="001c0267" officeooo:paragraph-rsid="001c0267"/>
    </style:style>
    <style:style style:name="P7" style:family="paragraph" style:parent-style-name="Standard" style:list-style-name="L1">
      <style:text-properties officeooo:rsid="001c0267" officeooo:paragraph-rsid="001c0267"/>
    </style:style>
    <style:style style:name="P8" style:family="paragraph" style:parent-style-name="Standard" style:list-style-name="L1">
      <style:text-properties officeooo:rsid="001dbb08" officeooo:paragraph-rsid="001dbb08"/>
    </style:style>
    <style:style style:name="P9" style:family="paragraph" style:parent-style-name="Standard" style:list-style-name="L1">
      <style:text-properties officeooo:rsid="001e8c4f" officeooo:paragraph-rsid="001e8c4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dbb0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ebruary 6<text:span text:style-name="T2">th</text:span>, 2023</text:p>
      <text:p text:style-name="P6">KitKat Dambeck</text:p>
      <text:p text:style-name="P6">Visual Thinking 1b</text:p>
      <text:p text:style-name="P1">Color Anomaly <text:span text:style-name="T1">–</text:span> Color Unity</text:p>
      <text:p text:style-name="P1"/>
      <text:list xml:id="list4444183" text:style-name="L1">
        <text:list-item>
          <text:p text:style-name="P7">How can an artist control the attention of the viewer?</text:p>
        </text:list-item>
        <text:list-item>
          <text:p text:style-name="P7">Vocab.</text:p>
          <text:list>
            <text:list-item>
              <text:p text:style-name="P7">Dominant color.</text:p>
              <text:list>
                <text:list-item>
                  <text:p text:style-name="P7">Main hue in the composition.</text:p>
                </text:list-item>
              </text:list>
            </text:list-item>
            <text:list-item>
              <text:p text:style-name="P7">Accent color.</text:p>
              <text:list>
                <text:list-item>
                  <text:p text:style-name="P7">A hue that stands out from the dominant color.</text:p>
                </text:list-item>
              </text:list>
            </text:list-item>
            <text:list-item>
              <text:p text:style-name="P8">Contrasting color.</text:p>
              <text:list>
                <text:list-item>
                  <text:p text:style-name="P8">A hue that is opposed to the dominant color. </text:p>
                </text:list-item>
                <text:list-item>
                  <text:p text:style-name="P8">Will function an accent color.</text:p>
                </text:list-item>
                <text:list-item>
                  <text:p text:style-name="P9">Creates disharmony in the color.</text:p>
                </text:list-item>
              </text:list>
            </text:list-item>
            <text:list-item>
              <text:p text:style-name="P7">Bridge color.</text:p>
              <text:list>
                <text:list-item>
                  <text:p text:style-name="P7">A half way point between dominant and <text:span text:style-name="T4">contrasting</text:span>. </text:p>
                </text:list-item>
                <text:list-item>
                  <text:p text:style-name="P8">Will function as a mild accent color.</text:p>
                </text:list-item>
                <text:list-item>
                  <text:p text:style-name="P9">Creates more harmony.</text:p>
                </text:list-item>
              </text:list>
            </text:list-item>
            <text:list-item>
              <text:p text:style-name="P9">Balanced vs unbalanced composition.</text:p>
              <text:list>
                <text:list-item>
                  <text:p text:style-name="P9">Unbalanced tends to trap the eye. </text:p>
                </text:list-item>
                <text:list-item>
                  <text:p text:style-name="P9">Balanced tends to guide the eye.</text:p>
                </text:list-item>
                <text:list-item>
                  <text:p text:style-name="P9">Is there a third abalanced composition? One in which the eye is neither guided nor trapped. Like a big flat abstract piece.</text:p>
                </text:list-item>
              </text:list>
            </text:list-item>
            <text:list-item>
              <text:p text:style-name="P9">Protagonism. </text:p>
              <text:list>
                <text:list-item>
                  <text:p text:style-name="P9">The property of being the focal point.</text:p>
                </text:list-item>
              </text:list>
            </text:list-item>
          </text:list>
        </text:list-item>
        <text:list-item>
          <text:p text:style-name="P2">Color Unity.</text:p>
          <text:list>
            <text:list-item>
              <text:p text:style-name="P3">Using mostly one color but with an accent color.</text:p>
            </text:list-item>
            <text:list-item>
              <text:p text:style-name="P3">Used to manipulate the eye.</text:p>
            </text:list-item>
            <text:list-item>
              <text:p text:style-name="P4">Creates a focal point.</text:p>
            </text:list-item>
            <text:list-item>
              <text:p text:style-name="P3">Ex. </text:p>
              <text:list>
                <text:list-item>
                  <text:p text:style-name="P3">A composition mostly in green, almost monochromatic.</text:p>
                </text:list-item>
                <text:list-item>
                  <text:p text:style-name="P3">One section of orange fire draws the eyes.</text:p>
                </text:list-item>
              </text:list>
            </text:list-item>
            <text:list-item>
              <text:p text:style-name="P4">Ex. </text:p>
              <text:list>
                <text:list-item>
                  <text:p text:style-name="P4">Gray field with device glowing red.</text:p>
                </text:list-item>
              </text:list>
            </text:list-item>
          </text:list>
        </text:list-item>
        <text:list-item>
          <text:p text:style-name="P2">Color Dominance.</text:p>
          <text:list>
            <text:list-item>
              <text:p text:style-name="P4">One color extended.</text:p>
            </text:list-item>
            <text:list-item>
              <text:p text:style-name="P4">Attention wanders.</text:p>
            </text:list-item>
            <text:list-item>
              <text:p text:style-name="P4">Lighter to darker.</text:p>
            </text:list-item>
            <text:list-item>
              <text:p text:style-name="P4">Minimal direction. </text:p>
            </text:list-item>
            <text:list-item>
              <text:p text:style-name="P4">Weak focal point.</text:p>
            </text:list-item>
            <text:list-item>
              <text:p text:style-name="P4">Ex. Picasso's rose period.</text:p>
              <text:list>
                <text:list-item>
                  <text:p text:style-name="P4">Backgrounds in rose, extended into a variety of colors.</text:p>
                </text:list-item>
                <text:list-item>
                  <text:p text:style-name="P4">Figures in gray.</text:p>
                </text:list-item>
              </text:list>
            </text:list-item>
            <text:list-item>
              <text:p text:style-name="P4">Picasso's Blue period.</text:p>
              <text:list>
                <text:list-item>
                  <text:p text:style-name="P4">Same as rose but with blue. </text:p>
                </text:list-item>
              </text:list>
            </text:list-item>
          </text:list>
        </text:list-item>
        <text:list-item>
          <text:p text:style-name="P4">Artists.</text:p>
          <text:list>
            <text:list-item>
              <text:p text:style-name="P4">Glorgio Moradi</text:p>
              <text:list>
                <text:list-item>
                  <text:p text:style-name="P4">Still life artist.</text:p>
                </text:list-item>
                <text:list-item>
                  <text:p text:style-name="P4"><text:soft-page-break/>50s?</text:p>
                </text:list-item>
              </text:list>
            </text:list-item>
            <text:list-item>
              <text:p text:style-name="P4">Phillip Gustion.</text:p>
              <text:list>
                <text:list-item>
                  <text:p text:style-name="P4">Abstract cyclops figures.</text:p>
                </text:list-item>
                <text:list-item>
                  <text:p text:style-name="P4">Very limited pallet.</text:p>
                </text:list-item>
              </text:list>
            </text:list-item>
            <text:list-item>
              <text:p text:style-name="P4">William Turner.</text:p>
              <text:list>
                <text:list-item>
                  <text:p text:style-name="P4">Landscape painter.</text:p>
                </text:list-item>
                <text:list-item>
                  <text:p text:style-name="P4">Color dominance.</text:p>
                </text:list-item>
                <text:list-item>
                  <text:p text:style-name="P4">Impressionist. </text:p>
                </text:list-item>
              </text:list>
            </text:list-item>
            <text:list-item>
              <text:p text:style-name="P5">Picasso.</text:p>
              <text:list>
                <text:list-item>
                  <text:p text:style-name="P5">:/</text:p>
                </text:list-item>
              </text:list>
            </text:list-item>
          </text:list>
        </text:list-item>
        <text:list-item>
          <text:p text:style-name="P7">Exercise.</text:p>
          <text:list>
            <text:list-item>
              <text:p text:style-name="P7">With the 36 squares project, adding one square of an accent color, mix the accent with an existing color to create a bridge color. </text:p>
            </text:list-item>
            <text:list-item>
              <text:p text:style-name="P9">Paste a painted paper, don’t paint on the original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45:12.573587175</meta:creation-date>
    <dc:date>2023-02-06T13:06:39.340008575</dc:date>
    <meta:editing-duration>PT21M2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325" meta:character-count="1744" meta:non-whitespace-character-count="1523"/>
  </office:meta>
</office:document-meta>
</file>